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A700000121D9DE126FAAF743A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93cm" svg:height="5.734cm" svg:x="6.266cm" svg:y="11.971cm">
          <draw:image xlink:href="Pictures/10000000000001A700000121D9DE126FAAF743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30:47.331861863</meta:creation-date>
    <dc:date>2018-02-09T11:31:02.620876401</dc:date>
    <meta:editing-duration>PT1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